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60.68mm"/>
    </style:style>
    <style:style style:name="co4" style:family="table-column">
      <style:table-column-properties fo:break-before="auto" style:column-width="96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71mm"/>
    </style:style>
    <style:style style:name="co8" style:family="table-column">
      <style:table-column-properties fo:break-before="auto" style:column-width="94.5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20.02mm"/>
    </style:style>
    <style:style style:name="co14" style:family="table-column">
      <style:table-column-properties fo:break-before="auto" style:column-width="8.55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3.81mm"/>
    </style:style>
    <style:style style:name="co17" style:family="table-column">
      <style:table-column-properties fo:break-before="auto" style:column-width="20.14mm"/>
    </style:style>
    <style:style style:name="co18" style:family="table-column">
      <style:table-column-properties fo:break-before="auto" style:column-width="20.41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26.78mm"/>
    </style:style>
    <style:style style:name="co21" style:family="table-column">
      <style:table-column-properties fo:break-before="auto" style:column-width="4.3mm"/>
    </style:style>
    <style:style style:name="co22" style:family="table-column">
      <style:table-column-properties fo:break-before="auto" style:column-width="34.25mm"/>
    </style:style>
    <style:style style:name="co23" style:family="table-column">
      <style:table-column-properties fo:break-before="auto" style:column-width="6.12mm"/>
    </style:style>
    <style:style style:name="co24" style:family="table-column">
      <style:table-column-properties fo:break-before="auto" style:column-width="25.63mm"/>
    </style:style>
    <style:style style:name="co25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15.49mm" fo:break-before="auto" style:use-optimal-row-height="true"/>
    </style:style>
    <style:style style:name="ro6" style:family="table-row">
      <style:table-row-properties style:row-height="26.32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14.46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25.88mm" fo:break-before="auto" style:use-optimal-row-height="false"/>
    </style:style>
    <style:style style:name="ro13" style:family="table-row">
      <style:table-row-properties style:row-height="8.77mm" fo:break-before="auto" style:use-optimal-row-height="tru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14.25mm" fo:break-before="auto" style:use-optimal-row-height="false"/>
    </style:style>
    <style:style style:name="ro16" style:family="table-row">
      <style:table-row-properties style:row-height="15.58mm" fo:break-before="auto" style:use-optimal-row-height="false"/>
    </style:style>
    <style:style style:name="ro17" style:family="table-row">
      <style:table-row-properties style:row-height="16.67mm" fo:break-before="auto" style:use-optimal-row-height="false"/>
    </style:style>
    <style:style style:name="ro18" style:family="table-row">
      <style:table-row-properties style:row-height="31.8mm" fo:break-before="auto" style:use-optimal-row-height="false"/>
    </style:style>
    <style:style style:name="ro19" style:family="table-row">
      <style:table-row-properties style:row-height="18.86mm" fo:break-before="auto" style:use-optimal-row-height="false"/>
    </style:style>
    <style:style style:name="ro20" style:family="table-row">
      <style:table-row-properties style:row-height="23.69mm" fo:break-before="auto" style:use-optimal-row-height="false"/>
    </style:style>
    <style:style style:name="ro21" style:family="table-row">
      <style:table-row-properties style:row-height="3.72mm" fo:break-before="auto" style:use-optimal-row-height="false"/>
    </style:style>
    <style:style style:name="ro22" style:family="table-row">
      <style:table-row-properties style:row-height="2.84mm" fo:break-before="auto" style:use-optimal-row-height="false"/>
    </style:style>
    <style:style style:name="ro23" style:family="table-row">
      <style:table-row-properties style:row-height="6.35mm" fo:break-before="auto" style:use-optimal-row-height="false"/>
    </style:style>
    <style:style style:name="ro24" style:family="table-row">
      <style:table-row-properties style:row-height="23.46mm" fo:break-before="auto" style:use-optimal-row-height="false"/>
    </style:style>
    <style:style style:name="ro25" style:family="table-row">
      <style:table-row-properties style:row-height="17.55mm" fo:break-before="auto" style:use-optimal-row-height="false"/>
    </style:style>
    <style:style style:name="ro26" style:family="table-row">
      <style:table-row-properties style:row-height="24.78mm" fo:break-before="auto" style:use-optimal-row-height="false"/>
    </style:style>
    <style:style style:name="ro27" style:family="table-row">
      <style:table-row-properties style:row-height="8.55mm" fo:break-before="auto" style:use-optimal-row-height="false"/>
    </style:style>
    <style:style style:name="ro28" style:family="table-row">
      <style:table-row-properties style:row-height="24.13mm" fo:break-before="auto" style:use-optimal-row-height="false"/>
    </style:style>
    <style:style style:name="ro29" style:family="table-row">
      <style:table-row-properties style:row-height="25.66mm" fo:break-before="auto" style:use-optimal-row-height="false"/>
    </style:style>
    <style:style style:name="ro30" style:family="table-row">
      <style:table-row-properties style:row-height="16.44mm" fo:break-before="auto" style:use-optimal-row-height="false"/>
    </style:style>
    <style:style style:name="ro31" style:family="table-row">
      <style:table-row-properties style:row-height="36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1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1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 style:vertical-align="middle"/>
      <style:text-properties style:font-name="Calibri1"/>
    </style:style>
    <style:style style:name="ce6" style:family="table-cell" style:parent-style-name="Default">
      <style:table-cell-properties fo:border-bottom="0.06pt solid #000000" fo:background-color="#eeeeee" fo:wrap-option="wrap" fo:border-left="none" fo:border-right="none" fo:border-top="none" style:vertical-align="middle"/>
      <style:text-properties style:font-name="Calibri1"/>
    </style:style>
    <style:style style:name="ce7" style:family="table-cell" style:parent-style-name="Default">
      <style:table-cell-properties fo:wrap-option="wrap" style:vertical-align="middle"/>
      <style:text-properties style:font-name="Calibri1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1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Calibri1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libri1"/>
    </style:style>
    <style:style style:name="ce12" style:family="table-cell" style:parent-style-name="Default">
      <style:table-cell-properties fo:wrap-option="wrap" style:vertical-align="middle"/>
      <style:text-properties style:font-name="Calibri1" style:text-underline-style="none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1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1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1" style:text-underline-style="none"/>
    </style:style>
    <style:style style:name="ce18" style:family="table-cell" style:parent-style-name="Default">
      <style:table-cell-properties fo:wrap-option="wrap" style:vertical-align="middle"/>
      <style:text-properties style:font-name="Calibri1" fo:hyphenate="true"/>
    </style:style>
    <style:style style:name="ce19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1" fo:hyphenate="true"/>
    </style:style>
    <style:style style:name="ce20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1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1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1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1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1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1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1" fo:hyphenate="true"/>
    </style:style>
    <style:style style:name="ce68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1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1" fo:hyphenate="tru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/>
    </style:style>
    <style:style style:name="ce42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1"/>
    </style:style>
    <style:style style:name="ce4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1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1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93" style:family="table-cell" style:parent-style-name="Default">
      <style:text-properties style:font-name="Calibri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0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 fo:hyphenate="true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normal" style:font-weight-asian="normal" style:font-weight-complex="normal" fo:hyphenate="true"/>
    </style:style>
    <style:style style:name="ce95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style:font-name="Calibri" fo:hyphenate="true"/>
    </style:style>
    <style:style style:name="ce96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111" style:family="table-cell" style:parent-style-name="Default">
      <style:table-cell-properties fo:border="none" style:vertical-align="middle"/>
      <style:text-properties style:font-name="Calibri"/>
    </style:style>
    <style:style style:name="ce101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text-properties style:font-name="Calibri"/>
    </style:style>
    <style:style style:name="ce14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 fo:font-weight="bold" style:font-weight-asian="bold" style:font-weight-complex="bold" fo:hyphenate="true"/>
    </style:style>
    <style:style style:name="ce1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 fo:font-weight="normal" style:font-weight-asian="normal" style:font-weight-complex="normal" fo:hyphenate="true"/>
    </style:style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Calibri" fo:font-weight="normal" style:font-weight-asian="normal" style:font-weight-complex="normal" fo:hyphenate="true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hyphenate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alibri"/>
    </style:style>
    <style:style style:name="ce1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Calibri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3.53mm"/>
      <style:text-properties style:font-name="Calibri"/>
    </style:style>
    <style:style style:name="ce1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" fo:hyphenate="true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 fo:font-weight="normal" style:font-weight-asian="normal" style:font-weight-complex="normal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font-weight="normal" style:font-weight-asian="normal" style:font-weight-complex="normal" fo:hyphenate="tru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19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Calibri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font-name="Calibri" fo:hyphenate="true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alibri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Calibri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normal" style:font-weight-asian="normal" style:font-weight-complex="normal" fo:hyphenate="true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hyphenate="true"/>
    </style:style>
    <style:style style:name="ce129" style:family="table-cell" style:parent-style-name="Default">
      <style:table-cell-properties fo:wrap-option="wrap" style:vertical-align="middle"/>
      <style:text-properties style:font-name="Calibri" fo:font-weight="normal" style:font-weight-asian="normal" style:font-weight-complex="normal" fo:hyphenate="tru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31" style:family="table-cell" style:parent-style-name="Default">
      <style:table-cell-properties style:vertical-align="middle"/>
      <style:text-properties style:font-name="Calibri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ibri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 fo:hyphenate="false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8mm"/>
      <style:text-properties style:font-name="Calibri" fo:font-weight="normal" style:font-weight-asian="normal" style:font-weight-complex="normal" fo:hyphenate="true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Calibri" fo:font-weight="normal" style:font-weight-asian="normal" style:font-weight-complex="normal" fo:hyphenate="true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2.59mm"/>
      <style:text-properties style:font-name="Calibri"/>
    </style:style>
    <style:style style:name="ce14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2.59mm"/>
      <style:text-properties style:font-name="Calibri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46" style:family="table-cell" style:parent-style-name="Default">
      <style:table-cell-properties fo:border="none" style:vertical-align="middle"/>
      <style:text-properties style:font-name="Calibri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 fo:margin-left="0mm"/>
      <style:text-properties style:font-name="Calibri" fo:hyphenate="true"/>
    </style:style>
    <style:style style:name="ce1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Calibri" fo:font-weight="normal" style:font-weight-asian="normal" style:font-weight-complex="normal" fo:hyphenate="true"/>
    </style:style>
    <style:style style:name="ce149" style:family="table-cell" style:parent-style-name="Default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Calibri"/>
    </style:style>
    <style:style style:name="ce150" style:family="table-cell" style:parent-style-name="Default">
      <style:table-cell-properties fo:wrap-option="wrap" fo:border="none" style:vertical-align="middle"/>
      <style:text-properties style:font-name="Calibri" fo:font-weight="normal" style:font-weight-asian="normal" style:font-weight-complex="normal" fo:hyphenate="true"/>
    </style:style>
    <style:style style:name="T1" style:family="text">
      <style:text-properties style:font-name="Calibri" style:font-name-asian="Noto Sans CJK SC Regular" style:font-name-complex="FreeSans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style:font-relief="none" style:font-style-complex="normal" style:font-weight-complex="normal" style:font-size-complex="10pt" style:font-name-complex="FreeSans" style:language-complex="hi" style:country-complex="IN" fo:language="es" fo:country="AR" fo:text-shadow="none" fo:font-style="normal" style:text-underline-style="none" style:text-underline-color="font-color" fo:font-size="10pt" style:language-asian="zh" style:country-asian="CN" fo:font-weight="normal" style:text-line-through-type="none" style:text-outline="false" style:text-line-through-mode="continuous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/>
      <table:table table:name="1_Adquisició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ADQ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dentificar cada ds18b20 conectado al bus 1-wire</text:p>
          </table:table-cell>
          <table:table-cell table:style-name="ce7" office:value-type="string" calcext:value-type="string">
            <text:p>Identificar el ID único de cada sensor detectado en 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tectar presencia de cada ds18b20 identificado</text:p>
          </table:table-cell>
          <table:table-cell table:style-name="ce7" office:value-type="string" calcext:value-type="string">
            <text:p>Detectar la presencia de cada sensores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valores de temperatura</text:p>
          </table:table-cell>
          <table:table-cell table:style-name="ce7" office:value-type="string" calcext:value-type="string">
            <text:p>Adquirir un valor de temperatura por cada sensor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periódicamente temperatura</text:p>
          </table:table-cell>
          <table:table-cell table:style-name="ce7" office:value-type="string" calcext:value-type="string">
            <text:p>Adquirir periódicamente un valor de temperatura de cada sensor conectado al bus 1-wir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configuración de ds18b20</text:p>
          </table:table-cell>
          <table:table-cell table:style-name="ce7" office:value-type="string" calcext:value-type="string">
            <text:p>Leer el contenido de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cribir configuración de ds18b20</text:p>
          </table:table-cell>
          <table:table-cell table:style-name="ce7" office:value-type="string" calcext:value-type="string">
            <text:p>Escribir en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vertir temperatura a celcius</text:p>
          </table:table-cell>
          <table:table-cell table:style-name="ce7" office:value-type="string" calcext:value-type="string">
            <text:p>Convertir el valor leido de cada sensor de temperatura de complemento a 2 a decimal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el estado del controlador de bus 1-wire</text:p>
          </table:table-cell>
          <table:table-cell table:style-name="ce7" office:value-type="string" calcext:value-type="string">
            <text:p>Leer en qué estado se encuentra el controlador d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activar el controlador del Bus 1-wire </text:p>
          </table:table-cell>
          <table:table-cell table:style-name="ce7" office:value-type="string" calcext:value-type="string">
            <text:p>Pas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ctivar el controlador del Bus 1-wire </text:p>
          </table:table-cell>
          <table:table-cell table:style-name="ce10" office:value-type="string" calcext:value-type="string">
            <text:p>Act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dentificar los ds18b20 conectados al bus 1-wire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tectar presencia de ds18b20 identificados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valores de temperatura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periódicamente temperatur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configuración de ds18b20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escribir configuración de ds18b20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convertir temperatura a celcius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el estado del controlador de bus 1-wire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activar el controlador del Bus 1-wire 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ctivar el controlador del Bus 1-wire 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 de temperatura</text:p>
          </table:table-cell>
          <table:table-cell table:style-name="ce7" office:value-type="string" calcext:value-type="string">
            <text:p>Verificar el rango de temperatura obtenido en el test ADQ_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período de adquisición</text:p>
          </table:table-cell>
          <table:table-cell table:style-name="ce7" office:value-type="string" calcext:value-type="string">
            <text:p>Verificar que se acepta un valor de período con rango válido en el test ADQ_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es de configuración</text:p>
          </table:table-cell>
          <table:table-cell table:style-name="ce7" office:value-type="string" calcext:value-type="string">
            <text:p>Verificar que se aceptan valores de configuración con rango válido en el test ADQ_0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temperatura en Celcius</text:p>
          </table:table-cell>
          <table:table-cell table:style-name="ce7" office:value-type="string" calcext:value-type="string">
            <text:p>Verificar que el valor de temperatura convertido a grados <text:s/>Celsius esté en el rang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estado del controlador de bus</text:p>
          </table:table-cell>
          <table:table-cell table:style-name="ce7" office:value-type="string" calcext:value-type="string">
            <text:p>Verificar que el estado del controlador del bus 1-wire esté en el rango válido definido en ow_mef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6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 de temperatura</text:p>
          </table:table-cell>
          <table:table-cell table:style-name="ce7" office:value-type="string" calcext:value-type="string">
            <text:p>Verificar que se detecta un valor de temperatura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7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período de adquisición</text:p>
          </table:table-cell>
          <table:table-cell table:style-name="ce7" office:value-type="string" calcext:value-type="string">
            <text:p>Verificar que se detecta un valor de período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8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es de configuración</text:p>
          </table:table-cell>
          <table:table-cell table:style-name="ce7" office:value-type="string" calcext:value-type="string">
            <text:p>Verificar que se detectan <text:s/>valores de configuración fuera de rango pasados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9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temperatura en Celcius</text:p>
          </table:table-cell>
          <table:table-cell table:style-name="ce7" office:value-type="string" calcext:value-type="string">
            <text:p>Verificar que se detecta un <text:s/>valor de temperatura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DQ_030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estado del controlador de bus </text:p>
          </table:table-cell>
          <table:table-cell table:style-name="ce8" office:value-type="string" calcext:value-type="string">
            <text:p>Verificar que se detecta un estado del controlador fuera de rango pasado mediante una función m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HM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HMI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la posición del cursor en la pantalla</text:p>
          </table:table-cell>
          <table:table-cell table:style-name="ce7" office:value-type="string" calcext:value-type="string">
            <text:p>Obtener la posición X,Y de dónde se encuentra el cursor en la pantalla de la terminal ser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l cmdline</text:p>
          </table:table-cell>
          <table:table-cell table:style-name="ce7" office:value-type="string" calcext:value-type="string">
            <text:p>Desplazar el cursor a la posición X,Y de la línea de comand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 la barra de estado</text:p>
          </table:table-cell>
          <table:table-cell table:style-name="ce7" office:value-type="string" calcext:value-type="string">
            <text:p>Desplazar el cursor a la posición X,Y de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impiar la plantalla</text:p>
          </table:table-cell>
          <table:table-cell table:style-name="ce7" office:value-type="string" calcext:value-type="string">
            <text:p>Enviar los comandos para borra la pantalla y desplazar el cursor a la posición ho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el encabezado</text:p>
          </table:table-cell>
          <table:table-cell table:style-name="ce7" office:value-type="string" calcext:value-type="string">
            <text:p>Enviar a la UART un string constante con el encabez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ú de opciones contextual </text:p>
          </table:table-cell>
          <table:table-cell table:style-name="ce7" office:value-type="string" calcext:value-type="string">
            <text:p>Enviar a la UART un puntero a un string válido pasado por referenci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saje de error</text:p>
          </table:table-cell>
          <table:table-cell table:style-name="ce7" office:value-type="string" calcext:value-type="string">
            <text:p>Imprimir un mensaje de error en la línea de comandos cuando se ingrese una opción no válid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8</text:p>
          </table:table-cell>
          <table:table-cell office:value-type="string" calcext:value-type="string">
            <text:p>Positivo</text:p>
          </table:table-cell>
          <table:table-cell table:style-name="ce12" office:value-type="string" calcext:value-type="string">
            <text:p>Imprimir un mensaje de estado</text:p>
          </table:table-cell>
          <table:table-cell table:style-name="ce7" office:value-type="string" calcext:value-type="string">
            <text:p>Imprimir un mensaje de estado en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tado inicial de la MEF menú</text:p>
          </table:table-cell>
          <table:table-cell table:style-name="ce7" office:value-type="string" calcext:value-type="string">
            <text:p>Verificar el estado inicial de la MEF que maneja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la MEF menú</text:p>
          </table:table-cell>
          <table:table-cell table:style-name="ce7" office:value-type="string" calcext:value-type="string">
            <text:p>Obtener el estado actual de la MEF que maneja el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la posición del cursor en la pantalla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l cmdlin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 la barra de estado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impiar la plantall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el encabezado inválido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ú de opciones contextual inválido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saje de error inválido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8</text:p>
          </table:table-cell>
          <table:table-cell office:value-type="string" calcext:value-type="string">
            <text:p>Negativo</text:p>
          </table:table-cell>
          <table:table-cell table:style-name="ce12" office:value-type="string" calcext:value-type="string">
            <text:p>No imprimir un mensaje de estado inválid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Estado inicial de la MEF menú inválid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la MEF menú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X del cursor</text:p>
          </table:table-cell>
          <table:table-cell table:style-name="ce7" office:value-type="string" calcext:value-type="string">
            <text:p>Verificar que se acepta un valor de posición X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Y del cursor</text:p>
          </table:table-cell>
          <table:table-cell table:style-name="ce7" office:value-type="string" calcext:value-type="string">
            <text:p>Verificar que se acepta un valor de posición Y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stado de MEF menú</text:p>
          </table:table-cell>
          <table:table-cell table:style-name="ce7" office:value-type="string" calcext:value-type="string">
            <text:p>Verificar que el estado de la MEF menú esté en el rango válido definido en mef_menu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X del cursor</text:p>
          </table:table-cell>
          <table:table-cell table:style-name="ce7" office:value-type="string" calcext:value-type="string">
            <text:p>Verificar que se detecta un valor de posición X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Y del cursor</text:p>
          </table:table-cell>
          <table:table-cell table:style-name="ce7" office:value-type="string" calcext:value-type="string">
            <text:p>Verificar que se detecta un valor de posición Y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MI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para estado de MEF menú</text:p>
          </table:table-cell>
          <table:table-cell table:style-name="ce8" office:value-type="string" calcext:value-type="string">
            <text:p>Verificar que se detecta un estado de la MEF menú fuera de rang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Almacenamiento" table:style-name="ta1">
        <table:table-column table:style-name="co1" table:default-cell-style-name="ce16"/>
        <table:table-column table:style-name="co6" table:default-cell-style-name="ce16"/>
        <table:table-column table:style-name="co7" table:default-cell-style-name="ce20"/>
        <table:table-column table:style-name="co8" table:default-cell-style-name="ce20"/>
        <table:table-column table:style-name="co5" table:number-columns-repeated="1020" table:default-cell-style-name="ce20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13"/>
          <table:covered-table-cell table:number-columns-repeated="3" table:style-name="ce6"/>
          <table:table-cell table:number-columns-repeated="1020"/>
        </table:table-row>
        <table:table-row table:style-name="ro2">
          <table:table-cell table:style-name="ce14" office:value-type="string" calcext:value-type="string">
            <text:p>ALM_001</text:p>
          </table:table-cell>
          <table:table-cell table:style-name="ce17" office:value-type="string" calcext:value-type="string">
            <text:p>Positivo</text:p>
          </table:table-cell>
          <table:table-cell table:style-name="ce18" office:value-type="string" calcext:value-type="string">
            <text:p>Inicializar el FileSystem</text:p>
          </table:table-cell>
          <table:table-cell table:style-name="ce7" office:value-type="string" calcext:value-type="string">
            <text:p>Verificar la correcta inicialización del sistema de archivo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2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istar archivos presentes en la memoria SD</text:p>
          </table:table-cell>
          <table:table-cell table:style-name="ce7" office:value-type="string" calcext:value-type="string">
            <text:p>Verificar que se pueden listar correctamente los archivos presente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3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vacio de la memoria SD</text:p>
          </table:table-cell>
          <table:table-cell table:style-name="ce7" office:value-type="string" calcext:value-type="string">
            <text:p>Verificar que se se obtiene estado vacio cuando no hay archivos presente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4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lleno de la memoria SD</text:p>
          </table:table-cell>
          <table:table-cell table:style-name="ce7" office:value-type="string" calcext:value-type="string">
            <text:p>Verificar que se se obtiene estado lleno cuando no hay lugar para más archivo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5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brir un archivo en la memoria SD</text:p>
          </table:table-cell>
          <table:table-cell table:style-name="ce7" office:value-type="string" calcext:value-type="string">
            <text:p>Verificar que se obtiene un puntero válido al archivo en la operación f_open()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6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un archivo en la memoria SD</text:p>
          </table:table-cell>
          <table:table-cell table:style-name="ce7" office:value-type="string" calcext:value-type="string">
            <text:p>Verificar que se lee correctamente el contenido de un archivo de texto plan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7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Escribir un archivo en la memoria SD</text:p>
          </table:table-cell>
          <table:table-cell table:style-name="ce7" office:value-type="string" calcext:value-type="string">
            <text:p>Verificar que se puede escribir en un archivo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8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l estado del módulo de almacenamiento</text:p>
          </table:table-cell>
          <table:table-cell table:style-name="ce7" office:value-type="string" calcext:value-type="string">
            <text:p>Leer en qué estado se encuentra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9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Desactivar el módulo de almacenamiento</text:p>
          </table:table-cell>
          <table:table-cell table:style-name="ce7" office:value-type="string" calcext:value-type="string">
            <text:p>Pas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0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ctivar el módulo de almacenamiento</text:p>
          </table:table-cell>
          <table:table-cell table:style-name="ce10" office:value-type="string" calcext:value-type="string">
            <text:p>Act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1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inicializar el FileSystem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2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istar archivos presentes en la memoria SD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3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vacio de la memoria SD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4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lleno de la memoria SD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5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abrir un archivo en la memoria SD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6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un archivo en la memoria SD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7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escribir un archivo en la memoria SD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8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l estado del módulo de almacenamient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9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desactivar el módulo de almacenamient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ALM_020</text:p>
          </table:table-cell>
          <table:table-cell table:style-name="ce15" office:value-type="string" calcext:value-type="string">
            <text:p>Negativo</text:p>
          </table:table-cell>
          <table:table-cell table:style-name="ce19" office:value-type="string" calcext:value-type="string">
            <text:p>No activar el módulo de almacenamiento</text:p>
          </table:table-cell>
          <table:table-cell table:style-name="ce8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ontro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CON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un módulo</text:p>
          </table:table-cell>
          <table:table-cell table:style-name="ce7" office:value-type="string" calcext:value-type="string">
            <text:p>Obtener un valor válido de estado cuando pide el estado de un módul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struir un mensaje</text:p>
          </table:table-cell>
          <table:table-cell table:style-name="ce7" office:value-type="string" calcext:value-type="string">
            <text:p>Construir exitosamente un mensaje con todos los campos definidos para ipcex_msg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 mensaje</text:p>
          </table:table-cell>
          <table:table-cell table:style-name="ce7" office:value-type="string" calcext:value-type="string">
            <text:p>Insertar exitosamente un mensaje en una cola de mensaj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vacia</text:p>
          </table:table-cell>
          <table:table-cell table:style-name="ce7" office:value-type="string" calcext:value-type="string">
            <text:p>Obteter el estado correcto cuando se consulta una cola de mensajes que no tiene ningún ele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llena</text:p>
          </table:table-cell>
          <table:table-cell table:style-name="ce7" office:value-type="string" calcext:value-type="string">
            <text:p>Obteter el estado correcto cuando se consulta una cola de mensajes que se encuentra lle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handler de un módulo válido</text:p>
          </table:table-cell>
          <table:table-cell table:style-name="ce7" office:value-type="string" calcext:value-type="string">
            <text:p>Obtener un puntero válido al manejador de eventos de un módulo cuando se requiere despachar un ev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un módulo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construir un mensaj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 mensaje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vacia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llena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obtener el handler de un módulo válido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construir mensaje</text:p>
          </table:table-cell>
          <table:table-cell table:style-name="ce7" office:value-type="string" calcext:value-type="string">
            <text:p>Rango válido para todos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nviar mensaje</text:p>
          </table:table-cell>
          <table:table-cell table:style-name="ce7" office:value-type="string" calcext:value-type="string">
            <text:p>Rango válido para todos los campos pasados como parámetros para envia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señal broadcast</text:p>
          </table:table-cell>
          <table:table-cell table:style-name="ce7" office:value-type="string" calcext:value-type="string">
            <text:p>Rango válido para la señal que se desea enviar a todos los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construir mensaje</text:p>
          </table:table-cell>
          <table:table-cell table:style-name="ce7" office:value-type="string" calcext:value-type="string">
            <text:p>Detectar rango inválido en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enviar mensaje</text:p>
          </table:table-cell>
          <table:table-cell table:style-name="ce7" office:value-type="string" calcext:value-type="string">
            <text:p>Detectar rango inválido en los campos pasados como parámetros para enviar un mensaj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N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señal broadcast</text:p>
          </table:table-cell>
          <table:table-cell table:style-name="ce8" office:value-type="string" calcext:value-type="string">
            <text:p>Detectar rango inválido en la señal que se desea enviar a todos los módulos</text:p>
          </table:table-cell>
          <table:table-cell table:number-columns-repeated="1020"/>
        </table:table-row>
        <table:table-row table:style-name="ro2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" table:style-name="ta1">
        <table:table-column table:style-name="co9" table:default-cell-style-name="ce11"/>
        <table:table-column table:style-name="co10" table:default-cell-style-name="ce63"/>
        <table:table-column table:style-name="co11" table:default-cell-style-name="ce11"/>
        <table:table-column table:style-name="co1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5" table:default-cell-style-name="ce11"/>
        <table:table-column table:style-name="co12" table:default-cell-style-name="ce11"/>
        <table:table-column table:style-name="co5" table:default-cell-style-name="ce11"/>
        <table:table-column table:style-name="co12" table:default-cell-style-name="ce11"/>
        <table:table-column table:style-name="co5" table:number-columns-repeated="1009" table:default-cell-style-name="ce11"/>
        <table:table-row table:style-name="ro1">
          <table:table-cell table:style-name="ce55" office:value-type="string" calcext:value-type="string" table:number-columns-spanned="2" table:number-rows-spanned="2">
            <text:p>Nombre del proyecto: </text:p>
          </table:table-cell>
          <table:covered-table-cell table:style-name="ce62"/>
          <table:table-cell table:style-name="ce55" office:value-type="string" calcext:value-type="string" table:number-columns-spanned="1" table:number-rows-spanned="2">
            <text:p>EAMMRA</text:p>
          </table:table-cell>
          <table:table-cell table:style-name="ce73" table:number-columns-repeated="2"/>
          <table:table-cell table:style-name="ce57"/>
          <table:table-cell table:style-name="ce62"/>
          <table:table-cell table:style-name="ce43"/>
          <table:table-cell table:style-name="ce57" table:number-columns-repeated="3"/>
          <table:table-cell table:style-name="ce43" table:number-columns-repeated="5"/>
          <table:table-cell table:number-columns-repeated="1008"/>
        </table:table-row>
        <table:table-row table:style-name="ro1">
          <table:covered-table-cell table:number-columns-repeated="3" table:style-name="ce56"/>
          <table:table-cell table:style-name="ce56"/>
          <table:table-cell table:style-name="ce64" table:number-columns-repeated="3"/>
          <table:table-cell table:style-name="ce44"/>
          <table:table-cell table:style-name="ce56" table:number-columns-repeated="3"/>
          <table:table-cell table:style-name="ce44" table:number-columns-repeated="5"/>
          <table:table-cell table:number-columns-repeated="1008"/>
        </table:table-row>
        <table:table-row table:style-name="ro1">
          <table:table-cell table:style-name="ce3" table:number-columns-spanned="16" table:number-rows-spanned="1"/>
          <table:covered-table-cell/>
          <table:covered-table-cell table:number-columns-repeated="2" table:style-name="ce63"/>
          <table:covered-table-cell table:number-columns-repeated="3" table:style-name="ce38"/>
          <table:covered-table-cell table:number-columns-repeated="9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Nombre del módulo: </text:p>
          </table:table-cell>
          <table:covered-table-cell table:style-name="ce62"/>
          <table:table-cell table:style-name="ce57" office:value-type="string" calcext:value-type="string">
            <text:p>ADQUISICIÓN</text:p>
          </table:table-cell>
          <table:table-cell table:style-name="ce57"/>
          <table:table-cell table:style-name="ce57" office:value-type="string" calcext:value-type="string" table:number-columns-spanned="2" table:number-rows-spanned="1">
            <text:p>Test diseñado por: </text:p>
          </table:table-cell>
          <table:covered-table-cell table:style-name="ce57"/>
          <table:table-cell table:style-name="ce57" office:value-type="string" calcext:value-type="string">
            <text:p>Patricio Bos</text:p>
          </table:table-cell>
          <table:table-cell table:style-name="ce57" office:value-type="string" calcext:value-type="string" table:number-columns-spanned="2" table:number-rows-spanned="1">
            <text:p>Test ejecutado por: </text:p>
          </table:table-cell>
          <table:covered-table-cell table:style-name="ce57"/>
          <table:table-cell table:style-name="ce57" office:value-type="string" calcext:value-type="string">
            <text:p>Patricio Bos</text:p>
          </table:table-cell>
          <table:table-cell table:style-name="ce47" office:value-type="string" calcext:value-type="string" table:number-columns-spanned="2" table:number-rows-spanned="2">
            <text:p>Pre condiciones:</text:p>
          </table:table-cell>
          <table:covered-table-cell table:style-name="ce73"/>
          <table:table-cell table:style-name="ce49" office:value-type="string" calcext:value-type="string" table:number-columns-spanned="4" table:number-rows-spanned="2">
            <text:p>Al menos 1 sensor de temperatura DS18B20 conectado.</text:p>
          </table:table-cell>
          <table:covered-table-cell table:style-name="ce50"/>
          <table:covered-table-cell table:number-columns-repeated="2" table:style-name="ce57"/>
          <table:table-cell table:number-columns-repeated="1008"/>
        </table:table-row>
        <table:table-row table:style-name="ro1">
          <table:table-cell table:style-name="ce56" office:value-type="string" calcext:value-type="string" table:number-columns-spanned="2" table:number-rows-spanned="1">
            <text:p>Revisión del código: </text:p>
          </table:table-cell>
          <table:covered-table-cell table:style-name="ce64"/>
          <table:table-cell table:style-name="ce56" office:value-type="string" calcext:value-type="string">
            <text:p>1.0</text:p>
          </table:table-cell>
          <table:table-cell table:style-name="ce56"/>
          <table:table-cell table:style-name="ce56" office:value-type="string" calcext:value-type="string" table:number-columns-spanned="2" table:number-rows-spanned="1">
            <text:p>Fecha de diseño: </text:p>
          </table:table-cell>
          <table:covered-table-cell table:style-name="ce56"/>
          <table:table-cell table:style-name="ce56"/>
          <table:table-cell table:style-name="ce56" office:value-type="string" calcext:value-type="string" table:number-columns-spanned="2" table:number-rows-spanned="1">
            <text:p>Fecha de ejecución: </text:p>
          </table:table-cell>
          <table:covered-table-cell table:style-name="ce56"/>
          <table:table-cell table:style-name="ce56"/>
          <table:covered-table-cell table:number-columns-repeated="6" table:style-name="ce56"/>
          <table:table-cell table:number-columns-repeated="1008"/>
        </table:table-row>
        <table:table-row table:style-name="ro1">
          <table:table-cell table:style-name="ce24" table:number-columns-spanned="16" table:number-rows-spanned="1"/>
          <table:covered-table-cell table:style-name="ce31"/>
          <table:covered-table-cell table:number-columns-repeated="2" table:style-name="ce35"/>
          <table:covered-table-cell table:number-columns-repeated="3" table:style-name="ce68"/>
          <table:covered-table-cell table:style-name="ce35"/>
          <table:covered-table-cell/>
          <table:covered-table-cell table:number-columns-repeated="3" table:style-name="ce35"/>
          <table:covered-table-cell table:number-columns-repeated="3" table:style-name="ce63"/>
          <table:covered-table-cell table:style-name="ce35"/>
          <table:table-cell table:number-columns-repeated="1008"/>
        </table:table-row>
        <table:table-row table:style-name="ro1">
          <table:table-cell table:style-name="ce59" office:value-type="string" calcext:value-type="string" table:number-columns-spanned="1" table:number-rows-spanned="2">
            <text:p>Test ID#</text:p>
          </table:table-cell>
          <table:table-cell table:style-name="ce59" office:value-type="string" calcext:value-type="string" table:number-columns-spanned="3" table:number-rows-spanned="2">
            <text:p>Nombre de Test</text:p>
          </table:table-cell>
          <table:covered-table-cell table:number-columns-repeated="2" table:style-name="ce36"/>
          <table:table-cell table:style-name="ce59" office:value-type="string" calcext:value-type="string" table:number-columns-spanned="4" table:number-rows-spanned="2">
            <text:p>Resumen del Test</text:p>
          </table:table-cell>
          <table:covered-table-cell table:style-name="ce36"/>
          <table:covered-table-cell table:number-columns-repeated="2" table:style-name="ce42"/>
          <table:table-cell table:style-name="ce59" office:value-type="string" calcext:value-type="string" table:number-columns-spanned="3" table:number-rows-spanned="2">
            <text:p>Pasos del test</text:p>
          </table:table-cell>
          <table:covered-table-cell table:number-columns-repeated="2" table:style-name="ce46"/>
          <table:table-cell table:style-name="ce82" office:value-type="string" calcext:value-type="string" table:number-columns-spanned="2" table:number-rows-spanned="2">
            <text:p>Resultado Esperado</text:p>
          </table:table-cell>
          <table:covered-table-cell table:style-name="ce42"/>
          <table:table-cell table:style-name="ce82" office:value-type="string" calcext:value-type="string" table:number-columns-spanned="2" table:number-rows-spanned="2">
            <text:p>Resultado Obtenido</text:p>
          </table:table-cell>
          <table:covered-table-cell table:style-name="ce42"/>
          <table:table-cell table:style-name="ce82" office:value-type="string" calcext:value-type="string" table:number-columns-spanned="1" table:number-rows-spanned="2">
            <text:p>Estado</text:p>
          </table:table-cell>
          <table:table-cell table:number-columns-repeated="1008"/>
        </table:table-row>
        <table:table-row table:style-name="ro1">
          <table:covered-table-cell table:style-name="ce60"/>
          <table:covered-table-cell table:style-name="ce32"/>
          <table:covered-table-cell table:number-columns-repeated="2" table:style-name="ce71"/>
          <table:covered-table-cell table:number-columns-repeated="4" table:style-name="ce60"/>
          <table:covered-table-cell table:number-columns-repeated="3" table:style-name="ce79"/>
          <table:covered-table-cell table:number-columns-repeated="5" table:style-name="ce71"/>
          <table:table-cell table:number-columns-repeated="1008"/>
        </table:table-row>
        <table:table-row table:style-name="ro3">
          <table:table-cell table:style-name="ce27" office:value-type="string" calcext:value-type="string">
            <text:p>ADQ_001</text:p>
          </table:table-cell>
          <table:table-cell table:style-name="ce67" office:value-type="string" calcext:value-type="string" table:number-columns-spanned="3" table:number-rows-spanned="1">
            <text:p>Identificar cada ds18b20 conectado al bus 1-wire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Identificar el ID único de cada sensor detectado en el bus 1-wire</text:p>
          </table:table-cell>
          <table:covered-table-cell table:number-columns-repeated="2" table:style-name="ce68"/>
          <table:covered-table-cell table:style-name="ce35"/>
          <table:table-cell table:style-name="ce67" office:value-type="string" calcext:value-type="string" table:number-columns-spanned="3" table:number-rows-spanned="1">
            <text:p>Ejecutar algoritmo de discovery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Al menos 1 ID de dispositivo válido</text:p>
          </table:table-cell>
          <table:covered-table-cell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4">
          <table:table-cell table:style-name="ce27" office:value-type="string" calcext:value-type="string">
            <text:p>ADQ_002</text:p>
          </table:table-cell>
          <table:table-cell table:style-name="ce67" office:value-type="string" calcext:value-type="string" table:number-columns-spanned="3" table:number-rows-spanned="1">
            <text:p>Detectar presencia de cada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Detectar la presencia de cada sensores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</text:p>
            <text:p>Reset + Match ROM</text:p>
            <text:p>Envíar ID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Pulso de presencia del dispositivo interrogado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3</text:p>
          </table:table-cell>
          <table:table-cell table:style-name="ce67" office:value-type="string" calcext:value-type="string" table:number-columns-spanned="3" table:number-rows-spanned="1">
            <text:p>Adquirir valores de temperatura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dquirir un valor de temperatura por cada sensor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Convert T</text:p>
            <text:p>Leer memoria del dispositivo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Valor de temperatura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3">
          <table:table-cell table:style-name="ce27" office:value-type="string" calcext:value-type="string">
            <text:p>ADQ_004</text:p>
          </table:table-cell>
          <table:table-cell table:style-name="ce67" office:value-type="string" calcext:value-type="string" table:number-columns-spanned="3" table:number-rows-spanned="1">
            <text:p>Adquirir periódicamente valores de temperatura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dquirir periódicamente un valor de temperatura de cada sensor conectado al bus 1-wire.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Realizar en forma periódica el test ID# ADQ_003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Valores de temperatura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5</text:p>
          </table:table-cell>
          <table:table-cell table:style-name="ce67" office:value-type="string" calcext:value-type="string" table:number-columns-spanned="3" table:number-rows-spanned="1">
            <text:p>Leer configuración de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Leer el contenido de la memoria interna de cada sensor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read scratchpad</text:p>
            <text:p>Leer memoria del dispositivo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8 bytes de configuración del dispositvo 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6">
          <table:table-cell table:style-name="ce27" office:value-type="string" calcext:value-type="string">
            <text:p>ADQ_006</text:p>
          </table:table-cell>
          <table:table-cell table:style-name="ce67" office:value-type="string" calcext:value-type="string" table:number-columns-spanned="3" table:number-rows-spanned="1">
            <text:p>Escribir configuración de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Escribir en la memoria interna de cada sensor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write scratchpad</text:p>
            <text:p>Escribir memoria del dispositivo</text:p>
            <text:p><text:span text:style-name="T1">Reset + March ROM</text:span></text:p>
            <text:p><text:span text:style-name="T1">Enviar cmd read scratchpad</text:span></text:p>
            <text:p><text:span text:style-name="T1">Leer memoria del dispositivo</text:span>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8 bytes de configuración del dispositvo <text:s/>iguales a los enviados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7">
          <table:table-cell table:style-name="ce27" office:value-type="string" calcext:value-type="string">
            <text:p>ADQ_007</text:p>
          </table:table-cell>
          <table:table-cell table:style-name="ce67" office:value-type="string" calcext:value-type="string" table:number-columns-spanned="3" table:number-rows-spanned="1">
            <text:p>Convertir temperatura a celcius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Convertir el valor leido de cada sensor de temperatura de complemento a 2 a decimal.</text:p>
          </table:table-cell>
          <table:covered-table-cell table:number-columns-repeated="3" table:style-name="ce68"/>
          <table:table-cell table:style-name="ce67" office:value-type="string" calcext:value-type="string" table:number-columns-spanned="3" table:number-rows-spanned="1">
            <text:p>Ejecutar función de conversión pasándole como parámetro un valor de temperatura en formato compemento a 2</text:p>
          </table:table-cell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 table:number-columns-repeated="1009"/>
        </table:table-row>
        <table:table-row table:style-name="ro8">
          <table:table-cell table:style-name="ce27" office:value-type="string" calcext:value-type="string">
            <text:p>ADQ_008</text:p>
          </table:table-cell>
          <table:table-cell table:style-name="ce67" office:value-type="string" calcext:value-type="string" table:number-columns-spanned="3" table:number-rows-spanned="1">
            <text:p>Leer el estado del controlador de bus 1-wire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Leer en qué estado se encuentra el controlador del bus 1-wire</text:p>
          </table:table-cell>
          <table:covered-table-cell table:number-columns-repeated="3" table:style-name="ce68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09</text:p>
          </table:table-cell>
          <table:table-cell table:style-name="ce67" office:value-type="string" calcext:value-type="string" table:number-columns-spanned="3" table:number-rows-spanned="1">
            <text:p>Desactivar el controlador del Bus 1-wire 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Pasivar el controlador de bus 1-wire</text:p>
          </table:table-cell>
          <table:covered-table-cell table:number-columns-repeated="3" table:style-name="ce68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10</text:p>
          </table:table-cell>
          <table:table-cell table:style-name="ce67" office:value-type="string" calcext:value-type="string" table:number-columns-spanned="3" table:number-rows-spanned="1">
            <text:p>Activar el controlador del Bus 1-wire 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ctivar el controlador de bus 1-wire</text:p>
          </table:table-cell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1</text:p>
          </table:table-cell>
          <table:table-cell table:style-name="ce67" office:value-type="string" calcext:value-type="string" table:number-columns-spanned="3" table:number-rows-spanned="1">
            <text:p>No detectar presencia de ds18b20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2</text:p>
          </table:table-cell>
          <table:table-cell table:style-name="ce67" office:value-type="string" calcext:value-type="string" table:number-columns-spanned="3" table:number-rows-spanned="1">
            <text:p>No identificar los ds18b20 detectados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3</text:p>
          </table:table-cell>
          <table:table-cell table:style-name="ce67" office:value-type="string" calcext:value-type="string" table:number-columns-spanned="3" table:number-rows-spanned="1">
            <text:p>No adquirir valores d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4</text:p>
          </table:table-cell>
          <table:table-cell table:style-name="ce67" office:value-type="string" calcext:value-type="string" table:number-columns-spanned="3" table:number-rows-spanned="1">
            <text:p>No adquirir periódicament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5</text:p>
          </table:table-cell>
          <table:table-cell table:style-name="ce67" office:value-type="string" calcext:value-type="string" table:number-columns-spanned="3" table:number-rows-spanned="1">
            <text:p>No leer configuración de ds18b20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6</text:p>
          </table:table-cell>
          <table:table-cell table:style-name="ce67" office:value-type="string" calcext:value-type="string" table:number-columns-spanned="3" table:number-rows-spanned="1">
            <text:p>No escribir configuración de ds18b20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7</text:p>
          </table:table-cell>
          <table:table-cell table:style-name="ce67" office:value-type="string" calcext:value-type="string" table:number-columns-spanned="3" table:number-rows-spanned="1">
            <text:p>No convertir temperatura a celcius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8</text:p>
          </table:table-cell>
          <table:table-cell table:style-name="ce67" office:value-type="string" calcext:value-type="string" table:number-columns-spanned="3" table:number-rows-spanned="1">
            <text:p>No leer el estado del controlador de bus 1-wire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9</text:p>
          </table:table-cell>
          <table:table-cell table:style-name="ce67" office:value-type="string" calcext:value-type="string" table:number-columns-spanned="3" table:number-rows-spanned="1">
            <text:p>No desactivar el controlador del Bus 1-wire 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0</text:p>
          </table:table-cell>
          <table:table-cell table:style-name="ce67" office:value-type="string" calcext:value-type="string" table:number-columns-spanned="3" table:number-rows-spanned="1">
            <text:p>No activar el controlador del Bus 1-wire 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 table:style-name="ce27" office:value-type="string" calcext:value-type="string">
            <text:p>ADQ_021</text:p>
          </table:table-cell>
          <table:table-cell table:style-name="ce67" office:value-type="string" calcext:value-type="string" table:number-columns-spanned="3" table:number-rows-spanned="1">
            <text:p>Rango de valor d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2</text:p>
          </table:table-cell>
          <table:table-cell table:style-name="ce67" office:value-type="string" calcext:value-type="string" table:number-columns-spanned="3" table:number-rows-spanned="1">
            <text:p>Rango de período de adquisición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3</text:p>
          </table:table-cell>
          <table:table-cell table:style-name="ce67" office:value-type="string" calcext:value-type="string" table:number-columns-spanned="3" table:number-rows-spanned="1">
            <text:p>Rango de valores de configuración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4</text:p>
          </table:table-cell>
          <table:table-cell table:style-name="ce67" office:value-type="string" calcext:value-type="string" table:number-columns-spanned="3" table:number-rows-spanned="1">
            <text:p>Rango de temperatura en Celcius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5</text:p>
          </table:table-cell>
          <table:table-cell table:style-name="ce67" office:value-type="string" calcext:value-type="string" table:number-columns-spanned="3" table:number-rows-spanned="1">
            <text:p>Rango de estado del controlador de bus 1-wire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8" table:number-columns-repeated="7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 caso de uso" table:style-name="ta1">
        <table:table-column table:style-name="co17" table:default-cell-style-name="ce107"/>
        <table:table-column table:style-name="co18" table:default-cell-style-name="ce109"/>
        <table:table-column table:style-name="co19" table:default-cell-style-name="ce107"/>
        <table:table-column table:style-name="co9" table:default-cell-style-name="ce107"/>
        <table:table-column table:style-name="co11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5" table:default-cell-style-name="ce107"/>
        <table:table-column table:style-name="co12" table:default-cell-style-name="ce107"/>
        <table:table-column table:style-name="co5" table:default-cell-style-name="ce107"/>
        <table:table-column table:style-name="co12" table:default-cell-style-name="ce107"/>
        <table:table-column table:style-name="co5" table:number-columns-repeated="1009" table:default-cell-style-name="ce107"/>
        <table:table-row table:style-name="ro1">
          <table:table-cell table:style-name="ce85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109"/>
          <table:covered-table-cell table:number-columns-repeated="9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6" table:number-columns-spanned="3" table:number-rows-spanned="1"/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/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6" table:number-columns-spanned="4" table:number-rows-spanned="1"/>
          <table:covered-table-cell table:style-name="ce156"/>
          <table:covered-table-cell table:style-name="ce170"/>
          <table:covered-table-cell table:style-name="ce93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table:number-columns-spanned="2" table:number-rows-spanned="1"/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6" table:number-columns-spanned="3" table:number-rows-spanned="1"/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/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6" table:number-columns-repeated="2"/>
          <table:table-cell table:style-name="ce170"/>
          <table:table-cell table:style-name="ce93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table:number-columns-spanned="2" table:number-rows-spanned="1"/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3"/>
          <table:table-cell table:style-name="ce93" table:number-columns-repeated="2"/>
          <table:table-cell table:style-name="ce90" table:number-columns-repeated="2"/>
          <table:table-cell table:style-name="ce93" table:number-columns-repeated="6"/>
          <table:table-cell table:number-columns-repeated="1008"/>
        </table:table-row>
        <table:table-row table:style-name="ro9">
          <table:table-cell table:style-name="ce97" office:value-type="string" calcext:value-type="string" table:number-columns-spanned="2" table:number-rows-spanned="1">
            <text:p>Pre condiciones:</text:p>
          </table:table-cell>
          <table:covered-table-cell table:style-name="ce111"/>
          <table:table-cell table:style-name="ce112" table:number-columns-spanned="8" table:number-rows-spanned="1"/>
          <table:covered-table-cell table:style-name="ce165"/>
          <table:covered-table-cell table:number-columns-repeated="2" table:style-name="ce90"/>
          <table:covered-table-cell table:style-name="ce93"/>
          <table:covered-table-cell table:number-columns-repeated="3" table:style-name="ce90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93" table:number-columns-repeated="3"/>
          <table:table-cell table:style-name="ce90" table:number-columns-repeated="3"/>
          <table:table-cell table:style-name="ce93" table:number-columns-repeated="6"/>
          <table:table-cell table:number-columns-repeated="1008"/>
        </table:table-row>
        <table:table-row table:style-name="ro10">
          <table:table-cell table:style-name="ce97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13" office:value-type="string" calcext:value-type="string">
            <text:p>ÉXITO:</text:p>
          </table:table-cell>
          <table:table-cell table:style-name="ce166" table:number-columns-spanned="7" table:number-rows-spanned="1"/>
          <table:covered-table-cell table:number-columns-repeated="2" table:style-name="ce126"/>
          <table:covered-table-cell table:number-columns-repeated="4" table:style-name="ce166"/>
          <table:table-cell table:style-name="ce93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21"/>
          <table:table-cell table:style-name="ce114" office:value-type="string" calcext:value-type="string">
            <text:p>FALLA:</text:p>
          </table:table-cell>
          <table:table-cell table:style-name="ce122" table:number-columns-spanned="7" table:number-rows-spanned="1"/>
          <table:covered-table-cell table:number-columns-repeated="6" table:style-name="ce121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165"/>
          <table:table-cell table:style-name="ce90" table:number-columns-repeated="6"/>
          <table:table-cell table:style-name="ce93" table:number-columns-repeated="6"/>
          <table:table-cell table:number-columns-repeated="1008"/>
        </table:table-row>
        <table:table-row table:style-name="ro12">
          <table:table-cell table:style-name="ce92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table:number-columns-spanned="8" table:number-rows-spanned="1"/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90" table:number-columns-repeated="2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3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102" office:value-type="string" calcext:value-type="string">
            <text:p>Step #</text:p>
          </table:table-cell>
          <table:table-cell table:style-name="ce140" office:value-type="string" calcext:value-type="string" table:number-columns-spanned="5" table:number-rows-spanned="1">
            <text:p>Descripción</text:p>
          </table:table-cell>
          <table:covered-table-cell table:style-name="ce140"/>
          <table:covered-table-cell table:number-columns-repeated="2" table:style-name="ce124"/>
          <table:covered-table-cell table:style-name="ce140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102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102"/>
          <table:table-cell table:style-name="ce144"/>
          <table:table-cell table:style-name="ce93"/>
          <table:table-cell table:style-name="ce146"/>
          <table:table-cell table:style-name="ce93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134" table:number-columns-spanned="2" table:number-rows-spanned="1"/>
          <table:covered-table-cell table:style-name="ce143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134" table:number-columns-spanned="2" table:number-rows-spanned="1"/>
          <table:covered-table-cell table:style-name="ce143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4">
          <table:table-cell table:style-name="ce94" office:value-type="float" office:value="4" calcext:value-type="float">
            <text:p>4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135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4">
          <table:table-cell table:style-name="ce94" office:value-type="float" office:value="5" calcext:value-type="float">
            <text:p>5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6" calcext:value-type="float">
            <text:p>6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7" calcext:value-type="float">
            <text:p>7</text:p>
          </table:table-cell>
          <table:table-cell table:style-name="ce143" table:number-columns-spanned="5" table:number-rows-spanned="1"/>
          <table:covered-table-cell table:number-columns-repeated="4" table:style-name="ce143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8" calcext:value-type="float">
            <text:p>8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9" calcext:value-type="float">
            <text:p>9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0" calcext:value-type="float">
            <text:p>10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1" calcext:value-type="float">
            <text:p>11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2" calcext:value-type="float">
            <text:p>12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3" calcext:value-type="float">
            <text:p>13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4" calcext:value-type="float">
            <text:p>14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15" calcext:value-type="float">
            <text:p>15</text:p>
          </table:table-cell>
          <table:table-cell table:style-name="ce143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3" table:number-columns-spanned="5" table:number-rows-spanned="1"/>
          <table:covered-table-cell table:number-columns-repeated="2" table:style-name="ce109"/>
          <table:covered-table-cell table:style-name="ce154"/>
          <table:covered-table-cell/>
          <table:table-cell table:style-name="ce138" table:number-columns-spanned="2" table:number-rows-spanned="1"/>
          <table:covered-table-cell table:style-name="ce185"/>
          <table:table-cell table:style-name="ce153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4"/>
          <table:table-cell table:style-name="ce109" table:number-columns-repeated="2"/>
          <table:table-cell table:style-name="ce128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3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7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4"/>
          <table:table-cell table:style-name="ce109" table:number-columns-repeated="2"/>
          <table:table-cell table:style-name="ce154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4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1" table:style-name="ta1">
        <table:table-column table:style-name="co17" table:default-cell-style-name="ce107"/>
        <table:table-column table:style-name="co18" table:default-cell-style-name="ce109"/>
        <table:table-column table:style-name="co19" table:default-cell-style-name="ce107"/>
        <table:table-column table:style-name="co9" table:default-cell-style-name="ce107"/>
        <table:table-column table:style-name="co11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5" table:default-cell-style-name="ce107"/>
        <table:table-column table:style-name="co12" table:default-cell-style-name="ce107"/>
        <table:table-column table:style-name="co5" table:default-cell-style-name="ce107"/>
        <table:table-column table:style-name="co12" table:default-cell-style-name="ce107"/>
        <table:table-column table:style-name="co5" table:number-columns-repeated="1009" table:default-cell-style-name="ce107"/>
        <table:table-row table:style-name="ro1">
          <table:table-cell table:style-name="ce110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109"/>
          <table:covered-table-cell table:number-columns-repeated="9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6" office:value-type="string" calcext:value-type="string" table:number-columns-spanned="3" table:number-rows-spanned="1">
            <text:p>UC01</text:p>
          </table:table-cell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6" office:value-type="string" calcext:value-type="string" table:number-columns-spanned="4" table:number-rows-spanned="1">
            <text:p>Medición de temperatura autónoma</text:p>
          </table:table-cell>
          <table:covered-table-cell table:style-name="ce156"/>
          <table:covered-table-cell table:style-name="ce170"/>
          <table:covered-table-cell table:style-name="ce93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office:value-type="date" office:date-value="2018-10-01" calcext:value-type="date" table:number-columns-spanned="2" table:number-rows-spanned="1">
            <text:p>01/10/18</text:p>
          </table:table-cell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6" office:value-type="string" calcext:value-type="string" table:number-columns-spanned="3" table:number-rows-spanned="1">
            <text:p>1.0</text:p>
          </table:table-cell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6" table:number-columns-repeated="2"/>
          <table:table-cell table:style-name="ce170"/>
          <table:table-cell table:style-name="ce93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3"/>
          <table:table-cell table:style-name="ce93" table:number-columns-repeated="2"/>
          <table:table-cell table:style-name="ce90" table:number-columns-repeated="2"/>
          <table:table-cell table:style-name="ce93" table:number-columns-repeated="6"/>
          <table:table-cell table:number-columns-repeated="1008"/>
        </table:table-row>
        <table:table-row table:style-name="ro9">
          <table:table-cell table:style-name="ce97" office:value-type="string" calcext:value-type="string" table:number-columns-spanned="2" table:number-rows-spanned="1">
            <text:p>Pre condiciones:</text:p>
          </table:table-cell>
          <table:covered-table-cell table:style-name="ce111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65"/>
          <table:covered-table-cell table:number-columns-repeated="2" table:style-name="ce90"/>
          <table:covered-table-cell table:style-name="ce93"/>
          <table:covered-table-cell table:number-columns-repeated="3" table:style-name="ce90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93" table:number-columns-repeated="3"/>
          <table:table-cell table:style-name="ce90" table:number-columns-repeated="3"/>
          <table:table-cell table:style-name="ce93" table:number-columns-repeated="6"/>
          <table:table-cell table:number-columns-repeated="1008"/>
        </table:table-row>
        <table:table-row table:style-name="ro10">
          <table:table-cell table:style-name="ce97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66" office:value-type="string" calcext:value-type="string" table:number-columns-spanned="7" table:number-rows-spanned="1">
            <text:p>Valores de temperatura y timestamp en archivo de registro en la microSD</text:p>
          </table:table-cell>
          <table:covered-table-cell table:number-columns-repeated="2" table:style-name="ce126"/>
          <table:covered-table-cell table:number-columns-repeated="4" table:style-name="ce166"/>
          <table:table-cell table:style-name="ce93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21"/>
          <table:table-cell table:style-name="ce114" office:value-type="string" calcext:value-type="string">
            <text:p>FALLA:</text:p>
          </table:table-cell>
          <table:table-cell table:style-name="ce122" office:value-type="string" calcext:value-type="string" table:number-columns-spanned="7" table:number-rows-spanned="1">
            <text:p>Archivo de registro en la tarjeta de memoria microSD vacio.</text:p>
          </table:table-cell>
          <table:covered-table-cell table:number-columns-repeated="6" table:style-name="ce121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165"/>
          <table:table-cell table:style-name="ce90" table:number-columns-repeated="6"/>
          <table:table-cell table:style-name="ce93" table:number-columns-repeated="6"/>
          <table:table-cell table:number-columns-repeated="1008"/>
        </table:table-row>
        <table:table-row table:style-name="ro12">
          <table:table-cell table:style-name="ce92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office:value-type="string" calcext:value-type="string" table:number-columns-spanned="8" table:number-rows-spanned="1">
            <text:p>Test de funcionamiento autónomo.  Después de energizar el sistema, se inicializan los módulos y se comienza a registrar en forma periódica valores de temperatura junto con una marca de tiempo en la tarjeta de memoria microSD.</text:p>
            <text:p>Se debe esperar 1 minuto desde la inicialización del sistema para y consultar el contenido del archivo de registro desde la interfaz HMI. </text:p>
          </table:table-cell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90" table:number-columns-repeated="2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3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102" office:value-type="string" calcext:value-type="string">
            <text:p>Step #</text:p>
          </table:table-cell>
          <table:table-cell table:style-name="ce140" office:value-type="string" calcext:value-type="string" table:number-columns-spanned="5" table:number-rows-spanned="1">
            <text:p>Descripción</text:p>
          </table:table-cell>
          <table:covered-table-cell table:style-name="ce140"/>
          <table:covered-table-cell table:number-columns-repeated="2" table:style-name="ce124"/>
          <table:covered-table-cell table:style-name="ce140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102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102"/>
          <table:table-cell table:style-name="ce144"/>
          <table:table-cell table:style-name="ce93"/>
          <table:table-cell table:style-name="ce146"/>
          <table:table-cell table:style-name="ce93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3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43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43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43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5">
          <table:table-cell table:style-name="ce94" office:value-type="float" office:value="3" calcext:value-type="float">
            <text:p>3</text:p>
          </table:table-cell>
          <table:table-cell table:style-name="ce143" office:value-type="string" calcext:value-type="string" table:number-columns-spanned="5" table:number-rows-spanned="1">
            <text:p>(sistema) Expira el timeout para la tarea periódica de adquisión de temperatura. Se encola una señal sig_timeout para el módulo de adquisición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6">
          <table:table-cell table:style-name="ce94" office:value-type="float" office:value="4" calcext:value-type="float">
            <text:p>4</text:p>
          </table:table-cell>
          <table:table-cell table:style-name="ce143" office:value-type="string" calcext:value-type="string" table:number-columns-spanned="5" table:number-rows-spanned="1">
            <text:p>(sistema) El módulo de adquisición recibe la señal sig_timeout y realiza una adquisición de temperatura.</text:p>
          </table:table-cell>
          <table:covered-table-cell table:number-columns-repeated="4" table:style-name="ce143"/>
          <table:table-cell table:style-name="ce135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7">
          <table:table-cell table:style-name="ce94" office:value-type="float" office:value="5" calcext:value-type="float">
            <text:p>5</text:p>
          </table:table-cell>
          <table:table-cell table:style-name="ce143" office:value-type="string" calcext:value-type="string" table:number-columns-spanned="5" table:number-rows-spanned="1">
            <text:p>(sistema) El módulo de adquisición envía una señal sig_write al módulo de almacenamiento con el dato de temperatura medido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8">
          <table:table-cell table:style-name="ce94" office:value-type="float" office:value="6" calcext:value-type="float">
            <text:p>6</text:p>
          </table:table-cell>
          <table:table-cell table:style-name="ce143" office:value-type="string" calcext:value-type="string" table:number-columns-spanned="5" table:number-rows-spanned="1">
            <text:p>(sistema) El módulo de almacenamiento recibe la señal sig_write y un valor de temperatura para guardar.</text:p>
            <text:p>El módulo de almacenamiento adquiere una marca de tiempo del RTC del sistema.</text:p>
            <text:p>El módulo de almacenamiento escribe una entrada en la tarjeta microSD con el valor de temperatura y una marca de tiempo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4" office:value-type="float" office:value="7" calcext:value-type="float">
            <text:p>7</text:p>
          </table:table-cell>
          <table:table-cell table:style-name="ce143" office:value-type="string" calcext:value-type="string" table:number-columns-spanned="5" table:number-rows-spanned="1">
            <text:p>Esperar que se cumpla 1 minutos desde el paso #1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43" office:value-type="string" calcext:value-type="string" table:number-columns-spanned="5" table:number-rows-spanned="1">
            <text:p>En la consola, ingresar al modo debug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modo debug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0">
          <table:table-cell table:style-name="ce94" office:value-type="float" office:value="9" calcext:value-type="float">
            <text:p>9</text:p>
          </table:table-cell>
          <table:table-cell table:style-name="ce143" office:value-type="string" calcext:value-type="string" table:number-columns-spanned="5" table:number-rows-spanned="1">
            <text:p>En la consola, ingresar a la opción ver archivo de registro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8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8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7"/>
          <table:table-cell table:style-name="ce148" table:number-columns-spanned="5" table:number-rows-spanned="1"/>
          <table:covered-table-cell table:number-columns-repeated="3" table:style-name="ce193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48" table:number-columns-spanned="2" table:number-rows-spanned="1"/>
          <table:covered-table-cell table:style-name="ce193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3" table:number-columns-spanned="5" table:number-rows-spanned="1"/>
          <table:covered-table-cell table:number-columns-repeated="2" table:style-name="ce109"/>
          <table:covered-table-cell table:style-name="ce154"/>
          <table:covered-table-cell/>
          <table:table-cell table:style-name="ce138" table:number-columns-spanned="2" table:number-rows-spanned="1"/>
          <table:covered-table-cell table:style-name="ce185"/>
          <table:table-cell table:style-name="ce153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4"/>
          <table:table-cell table:style-name="ce109" table:number-columns-repeated="2"/>
          <table:table-cell table:style-name="ce128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3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7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4"/>
          <table:table-cell table:style-name="ce109" table:number-columns-repeated="2"/>
          <table:table-cell table:style-name="ce154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4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2" table:style-name="ta1">
        <table:table-column table:style-name="co17" table:default-cell-style-name="ce107"/>
        <table:table-column table:style-name="co18" table:default-cell-style-name="ce109"/>
        <table:table-column table:style-name="co19" table:default-cell-style-name="ce107"/>
        <table:table-column table:style-name="co9" table:default-cell-style-name="ce107"/>
        <table:table-column table:style-name="co11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5" table:default-cell-style-name="ce107"/>
        <table:table-column table:style-name="co12" table:default-cell-style-name="ce107"/>
        <table:table-column table:style-name="co5" table:default-cell-style-name="ce107"/>
        <table:table-column table:style-name="co12" table:default-cell-style-name="ce107"/>
        <table:table-column table:style-name="co5" table:number-columns-repeated="1009" table:default-cell-style-name="ce107"/>
        <table:table-row table:style-name="ro1">
          <table:table-cell table:style-name="ce110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21">
          <table:table-cell table:style-name="ce87"/>
          <table:table-cell/>
          <table:table-cell table:style-name="ce109" table:number-columns-repeated="5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6" office:value-type="string" calcext:value-type="string" table:number-columns-spanned="3" table:number-rows-spanned="1">
            <text:p>UC02</text:p>
          </table:table-cell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6" office:value-type="string" calcext:value-type="string" table:number-columns-spanned="4" table:number-rows-spanned="1">
            <text:p>Cambio de período de adquisición de temp.</text:p>
          </table:table-cell>
          <table:covered-table-cell table:style-name="ce156"/>
          <table:covered-table-cell table:style-name="ce170"/>
          <table:covered-table-cell table:style-name="ce93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office:value-type="date" office:date-value="2018-10-01" calcext:value-type="date" table:number-columns-spanned="2" table:number-rows-spanned="1">
            <text:p>01/10/18</text:p>
          </table:table-cell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6" office:value-type="string" calcext:value-type="string" table:number-columns-spanned="3" table:number-rows-spanned="1">
            <text:p>1.0</text:p>
          </table:table-cell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6" table:number-columns-repeated="2"/>
          <table:table-cell table:style-name="ce170"/>
          <table:table-cell table:style-name="ce93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22">
          <table:table-cell table:style-name="ce93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3"/>
          <table:table-cell table:style-name="ce93" table:number-columns-repeated="2"/>
          <table:table-cell table:style-name="ce90" table:number-columns-repeated="2"/>
          <table:table-cell table:style-name="ce93" table:number-columns-repeated="6"/>
          <table:table-cell table:number-columns-repeated="1008"/>
        </table:table-row>
        <table:table-row table:style-name="ro9">
          <table:table-cell table:style-name="ce97" office:value-type="string" calcext:value-type="string" table:number-columns-spanned="2" table:number-rows-spanned="1">
            <text:p>Pre condiciones:</text:p>
          </table:table-cell>
          <table:covered-table-cell table:style-name="ce111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65"/>
          <table:covered-table-cell table:number-columns-repeated="2" table:style-name="ce90"/>
          <table:covered-table-cell table:style-name="ce93"/>
          <table:covered-table-cell table:number-columns-repeated="3" table:style-name="ce90"/>
          <table:table-cell table:style-name="ce93" table:number-columns-repeated="6"/>
          <table:table-cell table:number-columns-repeated="1008"/>
        </table:table-row>
        <table:table-row table:style-name="ro21">
          <table:table-cell table:style-name="ce90" table:number-columns-repeated="4"/>
          <table:table-cell table:style-name="ce93" table:number-columns-repeated="3"/>
          <table:table-cell table:style-name="ce90" table:number-columns-repeated="3"/>
          <table:table-cell table:style-name="ce93" table:number-columns-repeated="6"/>
          <table:table-cell table:number-columns-repeated="1008"/>
        </table:table-row>
        <table:table-row table:style-name="ro10">
          <table:table-cell table:style-name="ce97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66" office:value-type="string" calcext:value-type="string" table:number-columns-spanned="7" table:number-rows-spanned="1">
            <text:p>Cambio en el intervalo entre marcadas de tiempo de las mediciones.</text:p>
          </table:table-cell>
          <table:covered-table-cell table:number-columns-repeated="2" table:style-name="ce126"/>
          <table:covered-table-cell table:number-columns-repeated="4" table:style-name="ce166"/>
          <table:table-cell table:style-name="ce93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21"/>
          <table:table-cell table:style-name="ce114" office:value-type="string" calcext:value-type="string">
            <text:p>FALLA:</text:p>
          </table:table-cell>
          <table:table-cell table:style-name="ce121" office:value-type="string" calcext:value-type="string" table:number-columns-spanned="7" table:number-rows-spanned="1">
            <text:p>Sin cambio en el intervalo entre marcadas de tiempo de las mediciones.</text:p>
          </table:table-cell>
          <table:covered-table-cell table:number-columns-repeated="6" table:style-name="ce90"/>
          <table:table-cell table:style-name="ce93" table:number-columns-repeated="6"/>
          <table:table-cell table:number-columns-repeated="1008"/>
        </table:table-row>
        <table:table-row table:style-name="ro21">
          <table:table-cell table:style-name="ce93" table:number-columns-repeated="3"/>
          <table:table-cell table:style-name="ce165"/>
          <table:table-cell table:style-name="ce90" table:number-columns-repeated="6"/>
          <table:table-cell table:style-name="ce93" table:number-columns-repeated="6"/>
          <table:table-cell table:number-columns-repeated="1008"/>
        </table:table-row>
        <table:table-row table:style-name="ro12">
          <table:table-cell table:style-name="ce97" office:value-type="string" calcext:value-type="string" table:number-columns-spanned="2" table:number-rows-spanned="1">
            <text:p>Resumen del Test:</text:p>
          </table:table-cell>
          <table:covered-table-cell table:style-name="ce123"/>
          <table:table-cell table:style-name="ce115" office:value-type="string" calcext:value-type="string" table:number-columns-spanned="8" table:number-rows-spanned="1">
            <text:p>Test de cambio de configuración en el período de adquisición de valores de temperatura. Después de energizar el sistema, se inicializan los módulos y se comienza a registrar en forma periódica valores de temperatura. <text:s/>Al ingresar un nuevo valor para el período de adquisición se debe observar un cambio proporcional entre las marcas de tiempo de los datos registrados en la tarjeta microSD.</text:p>
          </table:table-cell>
          <table:covered-table-cell table:number-columns-repeated="7" table:style-name="ce123"/>
          <table:table-cell table:style-name="ce90" table:number-columns-repeated="2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3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102" office:value-type="string" calcext:value-type="string">
            <text:p>Step #</text:p>
          </table:table-cell>
          <table:table-cell table:style-name="ce140" office:value-type="string" calcext:value-type="string" table:number-columns-spanned="5" table:number-rows-spanned="1">
            <text:p>Descripción</text:p>
          </table:table-cell>
          <table:covered-table-cell table:style-name="ce140"/>
          <table:covered-table-cell table:number-columns-repeated="2" table:style-name="ce124"/>
          <table:covered-table-cell table:style-name="ce140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102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102"/>
          <table:table-cell table:style-name="ce144"/>
          <table:table-cell table:style-name="ce93"/>
          <table:table-cell table:style-name="ce146"/>
          <table:table-cell table:style-name="ce93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3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43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43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43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23">
          <table:table-cell table:style-name="ce94" office:value-type="float" office:value="3" calcext:value-type="float">
            <text:p>3</text:p>
          </table:table-cell>
          <table:table-cell table:style-name="ce143" office:value-type="string" calcext:value-type="string" table:number-columns-spanned="5" table:number-rows-spanned="1">
            <text:p>Esperar a que se cumpla 1 minuto desde el paso #1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4">
          <table:table-cell table:style-name="ce94" office:value-type="float" office:value="4" calcext:value-type="float">
            <text:p>4</text:p>
          </table:table-cell>
          <table:table-cell table:style-name="ce143" office:value-type="string" calcext:value-type="string" table:number-columns-spanned="5" table:number-rows-spanned="1">
            <text:p>En la consola, ingresar al modo configuración.</text:p>
            <text:p>Luego ingresar al módulo de adquisición 1-WIRE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configuración del módulo de adquisición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2">
          <table:table-cell table:style-name="ce94" office:value-type="float" office:value="5" calcext:value-type="float">
            <text:p>5</text:p>
          </table:table-cell>
          <table:table-cell table:style-name="ce143" office:value-type="string" calcext:value-type="string" table:number-columns-spanned="5" table:number-rows-spanned="1">
            <text:p>En la consola, ingresar a la opción cambiar configuración del  archivo de registro.</text:p>
            <text:p>Luego ingresar 2000 ms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5">
          <table:table-cell table:style-name="ce94" office:value-type="float" office:value="6" calcext:value-type="float">
            <text:p>6</text:p>
          </table:table-cell>
          <table:table-cell table:style-name="ce143" office:value-type="string" calcext:value-type="string" table:number-columns-spanned="5" table:number-rows-spanned="1">
            <text:p>(sistema) Se encola un mensaje para el módulo de adquisición con la señal sig_config y el nuevo valor para el período de adquisición.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6">
          <table:table-cell table:style-name="ce94" office:value-type="float" office:value="7" calcext:value-type="float">
            <text:p>7</text:p>
          </table:table-cell>
          <table:table-cell table:style-name="ce143" office:value-type="string" calcext:value-type="string" table:number-columns-spanned="5" table:number-rows-spanned="1">
            <text:p>(sistema) El módulo de adquisición recibe la señal sig_config y un nuevo valor de período.</text:p>
            <text:p>Cuando expira el nuevo timeout, el módulo de adquisición envía una señal sig_write con un valor de temperatura al módulo de almacenamiento.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43" office:value-type="string" calcext:value-type="string" table:number-columns-spanned="5" table:number-rows-spanned="1">
            <text:p>En la consola, ingresar al modo debug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modo debug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0">
          <table:table-cell table:style-name="ce94" office:value-type="float" office:value="9" calcext:value-type="float">
            <text:p>9</text:p>
          </table:table-cell>
          <table:table-cell table:style-name="ce143" office:value-type="string" calcext:value-type="string" table:number-columns-spanned="5" table:number-rows-spanned="1">
            <text:p>En la consola, ingresar a la opción ver archivo de registro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8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8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7"/>
          <table:table-cell table:style-name="ce148" table:number-columns-spanned="5" table:number-rows-spanned="1"/>
          <table:covered-table-cell table:number-columns-repeated="3" table:style-name="ce193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48" table:number-columns-spanned="2" table:number-rows-spanned="1"/>
          <table:covered-table-cell table:style-name="ce193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3" table:number-columns-spanned="5" table:number-rows-spanned="1"/>
          <table:covered-table-cell table:number-columns-repeated="2" table:style-name="ce109"/>
          <table:covered-table-cell table:style-name="ce154"/>
          <table:covered-table-cell/>
          <table:table-cell table:style-name="ce138" table:number-columns-spanned="2" table:number-rows-spanned="1"/>
          <table:covered-table-cell table:style-name="ce185"/>
          <table:table-cell table:style-name="ce153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4"/>
          <table:table-cell table:style-name="ce109" table:number-columns-repeated="2"/>
          <table:table-cell table:style-name="ce128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3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7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4"/>
          <table:table-cell table:style-name="ce109" table:number-columns-repeated="2"/>
          <table:table-cell table:style-name="ce154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4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3" table:style-name="ta1">
        <table:table-column table:style-name="co17" table:default-cell-style-name="ce107"/>
        <table:table-column table:style-name="co18" table:default-cell-style-name="ce109"/>
        <table:table-column table:style-name="co19" table:default-cell-style-name="ce107"/>
        <table:table-column table:style-name="co9" table:default-cell-style-name="ce107"/>
        <table:table-column table:style-name="co11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5" table:default-cell-style-name="ce107"/>
        <table:table-column table:style-name="co12" table:default-cell-style-name="ce107"/>
        <table:table-column table:style-name="co5" table:default-cell-style-name="ce107"/>
        <table:table-column table:style-name="co12" table:default-cell-style-name="ce107"/>
        <table:table-column table:style-name="co5" table:number-columns-repeated="1009" table:default-cell-style-name="ce107"/>
        <table:table-row table:style-name="ro1">
          <table:table-cell table:style-name="ce110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covered-table-cell table:number-columns-repeated="7" table:style-name="ce88"/>
          <table:covered-table-cell table:style-name="ce139"/>
          <table:covered-table-cell table:number-columns-repeated="2" table:style-name="ce88"/>
          <table:table-cell table:style-name="ce90"/>
          <table:table-cell table:style-name="ce111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109"/>
          <table:covered-table-cell table:number-columns-repeated="9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ID CASO DE PRUEBA:</text:p>
          </table:table-cell>
          <table:covered-table-cell table:style-name="ce90"/>
          <table:table-cell table:style-name="ce156" office:value-type="string" calcext:value-type="string" table:number-columns-spanned="3" table:number-rows-spanned="1">
            <text:p>UC03</text:p>
          </table:table-cell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diseñ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NOMBRE DEL CASO: </text:p>
          </table:table-cell>
          <table:covered-table-cell table:style-name="ce90"/>
          <table:table-cell table:style-name="ce156" office:value-type="string" calcext:value-type="string" table:number-columns-spanned="4" table:number-rows-spanned="1">
            <text:p>Cambio de perfil de consumo eléctrico</text:p>
          </table:table-cell>
          <table:covered-table-cell table:style-name="ce156"/>
          <table:covered-table-cell table:style-name="ce170"/>
          <table:covered-table-cell table:style-name="ce93"/>
          <table:table-cell table:style-name="ce90" office:value-type="string" calcext:value-type="string">
            <text:p>Fecha de diseño: </text:p>
          </table:table-cell>
          <table:table-cell table:style-name="ce90"/>
          <table:table-cell table:style-name="ce142" office:value-type="date" office:date-value="2018-10-03" calcext:value-type="date" table:number-columns-spanned="2" table:number-rows-spanned="1">
            <text:p>03/10/18</text:p>
          </table:table-cell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office:value-type="string" calcext:value-type="string" table:number-columns-spanned="2" table:number-rows-spanned="1">
            <text:p>Versión de firmware:</text:p>
          </table:table-cell>
          <table:covered-table-cell table:style-name="ce90"/>
          <table:table-cell table:style-name="ce156" office:value-type="string" calcext:value-type="string" table:number-columns-spanned="3" table:number-rows-spanned="1">
            <text:p>1.0</text:p>
          </table:table-cell>
          <table:covered-table-cell table:style-name="ce156"/>
          <table:covered-table-cell table:style-name="ce170"/>
          <table:table-cell table:style-name="ce93"/>
          <table:table-cell table:style-name="ce90" office:value-type="string" calcext:value-type="string">
            <text:p>Test ejecutado por: </text:p>
          </table:table-cell>
          <table:table-cell table:style-name="ce90"/>
          <table:table-cell table:style-name="ce141" office:value-type="string" calcext:value-type="string">
            <text:p>Patricio Bos</text:p>
          </table:table-cell>
          <table: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156" table:number-columns-repeated="2"/>
          <table:table-cell table:style-name="ce170"/>
          <table:table-cell table:style-name="ce93"/>
          <table:table-cell table:style-name="ce90" office:value-type="string" calcext:value-type="string">
            <text:p>Fecha de ejecución: </text:p>
          </table:table-cell>
          <table:table-cell table:style-name="ce90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88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/>
          <table:table-cell table:style-name="ce90"/>
          <table:table-cell table:style-name="ce90" table:number-columns-spanned="4" table:number-rows-spanned="1"/>
          <table:covered-table-cell table:style-name="ce90"/>
          <table:covered-table-cell table:number-columns-repeated="2" table:style-name="ce93"/>
          <table:table-cell table:style-name="ce93" table:number-columns-repeated="2"/>
          <table:table-cell table:style-name="ce90" table:number-columns-repeated="2"/>
          <table:table-cell table:style-name="ce93" table:number-columns-repeated="6"/>
          <table:table-cell table:number-columns-repeated="1008"/>
        </table:table-row>
        <table:table-row table:style-name="ro9">
          <table:table-cell table:style-name="ce97" office:value-type="string" calcext:value-type="string" table:number-columns-spanned="2" table:number-rows-spanned="1">
            <text:p>Pre condiciones:</text:p>
          </table:table-cell>
          <table:covered-table-cell table:style-name="ce111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65"/>
          <table:covered-table-cell table:number-columns-repeated="2" table:style-name="ce90"/>
          <table:covered-table-cell table:style-name="ce93"/>
          <table:covered-table-cell table:number-columns-repeated="3" table:style-name="ce90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93" table:number-columns-repeated="3"/>
          <table:table-cell table:style-name="ce90" table:number-columns-repeated="3"/>
          <table:table-cell table:style-name="ce93" table:number-columns-repeated="6"/>
          <table:table-cell table:number-columns-repeated="1008"/>
        </table:table-row>
        <table:table-row table:style-name="ro10">
          <table:table-cell table:style-name="ce97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66" office:value-type="string" calcext:value-type="string" table:number-columns-spanned="7" table:number-rows-spanned="1">
            <text:p>Nueva configuración de consumo aplicada.</text:p>
          </table:table-cell>
          <table:covered-table-cell table:number-columns-repeated="2" table:style-name="ce126"/>
          <table:covered-table-cell table:number-columns-repeated="4" table:style-name="ce166"/>
          <table:table-cell table:style-name="ce93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21"/>
          <table:table-cell table:style-name="ce114" office:value-type="string" calcext:value-type="string">
            <text:p>FALLA:</text:p>
          </table:table-cell>
          <table:table-cell table:style-name="ce122" office:value-type="string" calcext:value-type="string" table:number-columns-spanned="7" table:number-rows-spanned="1">
            <text:p>Nueva configuración de consumo no aplicada.</text:p>
          </table:table-cell>
          <table:covered-table-cell table:number-columns-repeated="6" table:style-name="ce121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165"/>
          <table:table-cell table:style-name="ce90" table:number-columns-repeated="6"/>
          <table:table-cell table:style-name="ce93" table:number-columns-repeated="6"/>
          <table:table-cell table:number-columns-repeated="1008"/>
        </table:table-row>
        <table:table-row table:style-name="ro12">
          <table:table-cell table:style-name="ce92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office:value-type="string" calcext:value-type="string" table:number-columns-spanned="8" table:number-rows-spanned="1">
            <text:p>Test de cambio de perfil de consumo. <text:s/>Después de energizar el sistema, se inicializan los módulos y la estación comienza a funcionar con el perfil de consumo optimizado para performance. Después de 1 minuto, el usuario ingresa a la interfaz en modo configuración y cambia el perfil de consumo en las opciones del módulo de control. El sistema debe envíar un mensaje de confirmación a través de la interfaz.</text:p>
          </table:table-cell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90" table:number-columns-repeated="2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">
          <table:table-cell table:style-name="ce93"/>
          <table:table-cell table:style-name="ce90" table:number-columns-repeated="5"/>
          <table:table-cell/>
          <table:table-cell table:style-name="ce90"/>
          <table:table-cell/>
          <table:table-cell table:style-name="ce90" table:number-columns-repeated="3"/>
          <table:table-cell table:style-name="ce109" table:number-columns-repeated="3"/>
          <table:table-cell table:style-name="ce90"/>
          <table:table-cell table:number-columns-repeated="1008"/>
        </table:table-row>
        <table:table-row table:style-name="ro13">
          <table:table-cell table:style-name="ce102" office:value-type="string" calcext:value-type="string">
            <text:p>Step #</text:p>
          </table:table-cell>
          <table:table-cell table:style-name="ce140" office:value-type="string" calcext:value-type="string" table:number-columns-spanned="5" table:number-rows-spanned="1">
            <text:p>Descripción</text:p>
          </table:table-cell>
          <table:covered-table-cell table:style-name="ce140"/>
          <table:covered-table-cell table:number-columns-repeated="2" table:style-name="ce124"/>
          <table:covered-table-cell table:style-name="ce140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102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102"/>
          <table:table-cell table:style-name="ce144"/>
          <table:table-cell table:style-name="ce93"/>
          <table:table-cell table:style-name="ce146"/>
          <table:table-cell table:style-name="ce93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43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43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43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43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27">
          <table:table-cell table:style-name="ce94" office:value-type="float" office:value="3" calcext:value-type="float">
            <text:p>3</text:p>
          </table:table-cell>
          <table:table-cell table:style-name="ce143" office:value-type="string" calcext:value-type="string" table:number-columns-spanned="5" table:number-rows-spanned="1">
            <text:p>Esperar que se cumpla 1 minutos desde el paso #1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8">
          <table:table-cell table:style-name="ce94" office:value-type="float" office:value="4" calcext:value-type="float">
            <text:p>4</text:p>
          </table:table-cell>
          <table:table-cell table:style-name="ce143" office:value-type="string" calcext:value-type="string" table:number-columns-spanned="5" table:number-rows-spanned="1">
            <text:p>En la consola, ingresar al modo configuración.</text:p>
            <text:p>Luego ingresar al módulo de control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configuración del módulo de control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9">
          <table:table-cell table:style-name="ce94" office:value-type="float" office:value="5" calcext:value-type="float">
            <text:p>5</text:p>
          </table:table-cell>
          <table:table-cell table:style-name="ce143" office:value-type="string" calcext:value-type="string" table:number-columns-spanned="5" table:number-rows-spanned="1">
            <text:p>En la consola, ingresar a la opción cambiar configuración de perfil de consumo.</text:p>
            <text:p>Luego confirmar el cambio ingresando ‘s’.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perfil de consumo actual y mensaje de confirmación antes de aplicar el cambi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30">
          <table:table-cell table:style-name="ce94" office:value-type="float" office:value="6" calcext:value-type="float">
            <text:p>6</text:p>
          </table:table-cell>
          <table:table-cell table:style-name="ce143" office:value-type="string" calcext:value-type="string" table:number-columns-spanned="5" table:number-rows-spanned="1">
            <text:p>(sistema) Se encola un mensaje para el módulo de control con la señal sig_config y el nuevo valor para el perfil de consumo.</text:p>
          </table:table-cell>
          <table:covered-table-cell table:number-columns-repeated="4" table:style-name="ce143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31">
          <table:table-cell table:style-name="ce94" office:value-type="float" office:value="7" calcext:value-type="float">
            <text:p>7</text:p>
          </table:table-cell>
          <table:table-cell table:style-name="ce143" office:value-type="string" calcext:value-type="string" table:number-columns-spanned="5" table:number-rows-spanned="1">
            <text:p>(sistema) El módulo de control recibe la señal sig_config y un nuevo valor de perfil de consumo.</text:p>
            <text:p>Se cambia el período del sysTickTimer de 1 ms a 10 ms.</text:p>
            <text:p>Se cambia el valor period en la estructura de control del módulo de almacenamiento 10 a 1.</text:p>
            <text:p><text:span text:style-name="T3">Se envían mensajes confirmando el cambio de configuración a través de la interfaz</text:span></text:p>
          </table:table-cell>
          <table:covered-table-cell table:number-columns-repeated="4" table:style-name="ce143"/>
          <table:table-cell table:style-name="ce134" office:value-type="string" calcext:value-type="string" table:number-columns-spanned="2" table:number-rows-spanned="1">
            <text:p>Visualizar en la barra de estado de la consola un mensaje del módulo de control con el nuevo perfil de consumo aplicado.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43" office:value-type="string" calcext:value-type="string" table:number-columns-spanned="5" table:number-rows-spanned="1">
            <text:p>(sistema) El módulo de control encola un mensaje para el móduo HMI con la señal sig_disable.</text:p>
            <text:p>El módulo HMI recibe el mensaje y deshabilita la UART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La consola queda deshabilitada.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20">
          <table:table-cell table:style-name="ce148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8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8"/>
          <table:table-cell table:style-name="ce193" table:number-columns-spanned="5" table:number-rows-spanned="1"/>
          <table:covered-table-cell table:number-columns-repeated="4" table:style-name="ce193"/>
          <table:table-cell table:style-name="ce193" table:number-columns-spanned="2" table:number-rows-spanned="1"/>
          <table:covered-table-cell table:style-name="ce193"/>
          <table:table-cell table:style-name="ce148" table:number-columns-spanned="2" table:number-rows-spanned="1"/>
          <table:covered-table-cell table:style-name="ce193"/>
          <table:table-cell/>
          <table:table-cell table:style-name="ce128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147"/>
          <table:table-cell table:style-name="ce148" table:number-columns-spanned="5" table:number-rows-spanned="1"/>
          <table:covered-table-cell table:number-columns-repeated="3" table:style-name="ce193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48" table:number-columns-spanned="2" table:number-rows-spanned="1"/>
          <table:covered-table-cell table:style-name="ce193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5"/>
          <table:table-cell table:style-name="ce148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48" table:number-columns-spanned="2" table:number-rows-spanned="1"/>
          <table:covered-table-cell table:style-name="ce117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2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52" table:number-columns-spanned="2" table:number-rows-spanned="1"/>
          <table:covered-table-cell table:style-name="ce118"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4">
          <table:table-cell table:style-name="ce96"/>
          <table:table-cell table:style-name="ce153" table:number-columns-spanned="5" table:number-rows-spanned="1"/>
          <table:covered-table-cell table:number-columns-repeated="2" table:style-name="ce109"/>
          <table:covered-table-cell table:style-name="ce154"/>
          <table:covered-table-cell/>
          <table:table-cell table:style-name="ce138" table:number-columns-spanned="2" table:number-rows-spanned="1"/>
          <table:covered-table-cell table:style-name="ce185"/>
          <table:table-cell table:style-name="ce153" table:number-columns-spanned="2" table:number-rows-spanned="1"/>
          <table:covered-table-cell/>
          <table:table-cell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54"/>
          <table:table-cell table:style-name="ce109" table:number-columns-repeated="2"/>
          <table:table-cell table:style-name="ce128"/>
          <table:table-cell table:number-columns-repeated="2"/>
          <table:table-cell table:style-name="ce185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 table:style-name="ce96"/>
          <table:table-cell table:style-name="ce154"/>
          <table:table-cell table:style-name="ce109" table:number-columns-repeated="2"/>
          <table:table-cell table:style-name="ce154"/>
          <table:table-cell table:number-columns-repeated="3"/>
          <table:table-cell table:style-name="ce154"/>
          <table:table-cell table:number-columns-repeated="2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>
          <table:table-cell/>
          <table:table-cell table:style-name="ce107"/>
          <table:table-cell table:number-columns-repeated="9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4">
          <table:table-cell/>
          <table:table-cell table:style-name="ce154"/>
          <table:table-cell table:style-name="ce109" table:number-columns-repeated="2"/>
          <table:table-cell table:style-name="ce154"/>
          <table:table-cell table:number-columns-repeated="6"/>
          <table:table-cell table:style-name="ce185"/>
          <table:table-cell/>
          <table:table-cell table:style-name="ce18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4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4.99mm" fo:margin-right="4.99mm" style:shadow="none" fo:background-color="transparent" style:first-page-number="continue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0:38:13.7184224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14:50.618441071</meta:creation-date>
    <dc:date>2018-11-30T14:15:02.241815553</dc:date>
    <meta:editing-duration>PT5H37M49S</meta:editing-duration>
    <meta:editing-cycles>31</meta:editing-cycles>
    <meta:generator>LibreOffice/6.1.3.2$Linux_X86_64 LibreOffice_project/031f4f200df8f56cabb825cb688940875bfa3edf</meta:generator>
    <meta:document-statistic meta:table-count="9" meta:cell-count="742" meta:object-count="0"/>
  </office:meta>
</office:document-meta>
</file>